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70a3" officeooo:paragraph-rsid="001070a3"/>
    </style:style>
    <style:style style:name="P2" style:family="paragraph" style:parent-style-name="Standard">
      <style:text-properties fo:font-size="12pt" style:text-underline-style="none" fo:font-weight="normal" officeooo:rsid="001070a3" officeooo:paragraph-rsid="001070a3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style:text-underline-style="none" fo:font-weight="bold" officeooo:rsid="001070a3" officeooo:paragraph-rsid="001070a3" style:font-size-asian="10.5pt" style:font-weight-asian="bold" style:font-size-complex="12pt" style:font-weight-complex="bold"/>
    </style:style>
    <style:style style:name="P4" style:family="paragraph" style:parent-style-name="Standard">
      <style:text-properties officeooo:paragraph-rsid="001070a3"/>
    </style:style>
    <style:style style:name="P5" style:family="paragraph" style:parent-style-name="Standard">
      <style:text-properties officeooo:rsid="00119174" officeooo:paragraph-rsid="00119174"/>
    </style:style>
    <style:style style:name="P6" style:family="paragraph" style:parent-style-name="Standard">
      <style:text-properties fo:font-weight="bold" officeooo:rsid="001070a3" officeooo:paragraph-rsid="001070a3" style:font-weight-asian="bold" style:font-weight-complex="bold"/>
    </style:style>
    <style:style style:name="P7" style:family="paragraph" style:parent-style-name="Standard">
      <style:text-properties fo:font-weight="bold" officeooo:rsid="00119174" officeooo:paragraph-rsid="00119174" style:font-weight-asian="bold" style:font-weight-complex="bold"/>
    </style:style>
    <style:style style:name="T1" style:family="text">
      <style:text-properties fo:font-size="16pt" style:text-underline-style="solid" style:text-underline-width="auto" style:text-underline-color="font-color" fo:font-weight="bold" officeooo:rsid="001070a3" style:font-size-asian="16pt" style:font-weight-asian="bold" style:font-size-complex="16pt" style:font-weight-complex="bold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1070a3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119174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style:font-size-asian="10.5pt" style:font-size-complex="12pt"/>
    </style:style>
    <style:style style:name="T6" style:family="text">
      <style:text-properties fo:font-size="12pt" style:text-underline-style="none" officeooo:rsid="001070a3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<text:tab/><text:tab/><text:tab/><text:tab/><text:span text:style-name="T1">Group 3, Sprint 1</text:span></text:p>
      <text:p text:style-name="Standard"><text:span text:style-name="T1"/></text:p>
      <text:p text:style-name="Standard"><text:span text:style-name="T1"/></text:p>
      <text:p text:style-name="P3">Sprint goal</text:p>
      <text:p text:style-name="P4"><text:span text:style-name="T3">- Create user-interface. Manage User (login, logout, add user, remove user)</text:span></text:p>
      <text:p text:style-name="P2"/>
      <text:p text:style-name="P3">Sprint packlog (estimates in parenthesis)</text:p>
      <text:p text:style-name="P4"><text:span text:style-name="T3">- Add user (6 or 7)</text:span></text:p>
      <text:p text:style-name="P4"><text:span text:style-name="T3">- Remove user (1 or 2)</text:span></text:p>
      <text:p text:style-name="P4"><text:span text:style-name="T3">- Add visitor (N/A)</text:span></text:p>
      <text:p text:style-name="P4"><text:span text:style-name="T3"/></text:p>
      <text:p text:style-name="P1"><text:span text:style-name="T2">Estimated velocity: min 10 up to max 14</text:span></text:p>
      <text:p text:style-name="P1"><text:span text:style-name="T2"/></text:p>
      <text:p text:style-name="P6"><text:span text:style-name="T5">Schedule</text:span></text:p>
      <text:p text:style-name="P1"><text:span text:style-name="T2">- Sprint period: 2020-04-21 to </text:span><text:span text:style-name="T4">2020-05-04</text:span></text:p>
      <text:p text:style-name="P5"><text:span text:style-name="T2">- Daily scrum: 10:00 in team room at Teams</text:span></text:p>
      <text:p text:style-name="P5"><text:span text:style-name="T2">- Sprint demo: 2020-05-04</text:span></text:p>
      <text:p text:style-name="P4"><text:span text:style-name="T3"/></text:p>
      <text:p text:style-name="P7"><text:span text:style-name="T6">T</text:span><text:span text:style-name="T5">eam</text:span></text:p>
      <text:p text:style-name="P5"><text:span text:style-name="T2">- Fredrik (GIT master)</text:span></text:p>
      <text:p text:style-name="P5"><text:span text:style-name="T2">- Aata (Scrum master)</text:span></text:p>
      <text:p text:style-name="P5"><text:span text:style-name="T2">- Firas</text:span></text:p>
      <text:p text:style-name="P5"><text:span text:style-name="T2">- Elchin</text:span></text:p>
      <text:p text:style-name="P5"><text:span text:style-name="T2">- Simon</text:span></text:p>
      <text:p text:style-name="P5"><text:span text:style-name="T2"/></text:p>
      <text:p text:style-name="P4"><text:span text:style-name="T3"/></text:p>
      <text:p text:style-name="P4"><text:span text:style-name="T3"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2T09:11:53.994000000</meta:creation-date>
    <dc:date>2020-04-22T09:30:31.064000000</dc:date>
    <meta:editing-duration>PT8M27S</meta:editing-duration>
    <meta:editing-cycles>1</meta:editing-cycles>
    <meta:document-statistic meta:table-count="0" meta:image-count="0" meta:object-count="0" meta:page-count="1" meta:paragraph-count="18" meta:word-count="81" meta:character-count="434" meta:non-whitespace-character-count="365"/>
    <meta:generator>LibreOffice/6.4.2.2$Windows_X86_64 LibreOffice_project/4e471d8c02c9c90f512f7f9ead8875b57fcb1ec3</meta:generator>
  </office:meta>
</office:document-meta>
</file>